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 FOR BRACKEYS GAME JAM 2024.2</text:p>
      <text:p text:style-name="P2">THEME: <text:span text:style-name="T1">CALM BEFORE THE STORM</text:span></text:p>
      <text:p text:style-name="P3"/>
      <text:p text:style-name="P4"/>
      <text:p text:style-name="P5">1. Game concept</text:p>
      <text:p text:style-name="P6">„Minercraft meets Doom” - an FPS game, where the player must prepare to survive the oncoming wave of monsters after a short preparation period. During the preparation period, the player will be able to collect resources, build fortifications and craft weapons. This is done in a similar way to Minecraft, where the player can place and destroy blocks After the preparation period ends, a wave of enemies spawns and the player must survive and kill every monster, if they die they lose and if they manage to defeat all monsters in the wave they win.</text:p>
      <text:p text:style-name="P6"/>
      <text:p text:style-name="P5">2. Theme interpretation</text:p>
      <text:p text:style-name="P6">The idea is that „the calm before the storm” is the preparatory period of the game, when the player prepares for the 'storm', which is the oncoming wave of enemies they have to defeat.</text:p>
      <text:p text:style-name="P6"/>
      <text:p text:style-name="P5">3. Audio and visual style</text:p>
      <text:p text:style-name="P6">The game will be in 3D. The visual style will be really simple and blocky with few details in order to save time. If there is enough time, more detail can be added. It could be a blend of minecraft and doom aesthetics.</text:p>
      <text:p text:style-name="P6"/>
      <text:p text:style-name="P5">4. Inspiration</text:p>
      <text:p text:style-name="P6">Doom, Minecraft, Quake, Dusk, Brick force, cruelty squad</text:p>
      <text:p text:style-name="P6"/>
      <text:p text:style-name="P5">5. Tools</text:p>
      <text:p text:style-name="P6">Game engine: Godot 4</text:p>
      <text:p text:style-name="P6">2D art: GIMP, Photopea</text:p>
      <text:p text:style-name="P6">3D art: blender</text:p>
      <text:p text:style-name="P6">Audio: Audacity, Reaper</text:p>
      <text:p text:style-name="P6"/>
      <text:p text:style-name="P5">6. Platform</text:p>
      <text:p text:style-name="P6">Desktop+web</text:p>
      <text:p text:style-name="P6"/>
      <text:p text:style-name="P6">7. Schedule</text:p>
      <text:p text:style-name="P6">Tasks:</text:p>
      <text:list xml:id="list8718574681384535496" text:style-name="L1">
        <text:list-item>
          <text:p text:style-name="P8">Coming up with game mechanics, prototyping</text:p>
        </text:list-item>
        <text:list-item>
          <text:p text:style-name="P8">Developing game mechanics (placing and collecting blocks, shooting, enemy behaviour, inventory system, crafting)</text:p>
        </text:list-item>
        <text:list-item>
          <text:p text:style-name="P8">Creating game art (3d models, textures, animation, audio)</text:p>
        </text:list-item>
        <text:list-item>
          <text:p text:style-name="P8">UI, menus, settings</text:p>
        </text:list-item>
      </text:list>
      <text:p text:style-name="P6"/>
      <text:p text:style-name="P6">Day 1: Prototyping mechanics: player movement, basic enemy. Shooting, blocks/</text:p>
      <text:p text:style-name="P6">Day 2: Developing mechanics: enemy types, inventory, crafting, items, </text:p>
      <text:p text:style-name="P6">Day 3: Creating basic art assets, level design, testing mechanics.</text:p>
      <text:p text:style-name="P6">Day 4: Level design</text:p>
      <text:p text:style-name="P6">Day 5: Additional art, new enemies, items, content</text:p>
      <text:p text:style-name="P6">Day 6: UI, testing</text:p>
      <text:p text:style-name="P6">Day 7: testing, final touches</text:p>
      <text:p text:style-name="P6"><text:soft-page-break/>Planning what is to be done:</text:p>
      <text:list xml:id="list6309098561853442225" text:style-name="L2">
        <text:list-item>
          <text:p text:style-name="P9">add guns and shooting (axe, pistol, shotgun, machinegun, rocket)</text:p>
        </text:list-item>
        <text:list-item>
          <text:p text:style-name="P9">player movement</text:p>
        </text:list-item>
        <text:list-item>
          <text:p text:style-name="P9">add enemies (rat, flyer, projectile guy, hitscanner guy, rocket guy, runner)</text:p>
        </text:list-item>
        <text:list-item>
          <text:p text:style-name="P9">enemy models</text:p>
        </text:list-item>
        <text:list-item>
          <text:p text:style-name="P9">gun models</text:p>
        </text:list-item>
        <text:list-item>
          <text:p text:style-name="P9">environment textures</text:p>
        </text:list-item>
        <text:list-item>
          <text:p text:style-name="P9">levels – make sure areas where player can build are contained to a specific area in the map. Make sure to rebake navmesh when terrain is modified.</text:p>
        </text:list-item>
        <text:list-item>
          <text:p text:style-name="P9">inventory system – crafting where player can exchange blocks for guns</text:p>
        </text:list-item>
        <text:list-item>
          <text:p text:style-name="P9">enemy spawner system</text:p>
        </text:list-item>
        <text:list-item>
          <text:p text:style-name="P9">craftable turr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08T12:26:25.47</meta:creation-date>
    <dc:date>2024-09-09T10:45:16.46</dc:date>
    <meta:editing-duration>PT1H21M26S</meta:editing-duration>
    <meta:editing-cycles>13</meta:editing-cycles>
    <meta:generator>OpenOffice/4.1.14$Win32 OpenOffice.org_project/4114m1$Build-9811</meta:generator>
    <meta:document-statistic meta:table-count="0" meta:image-count="0" meta:object-count="0" meta:page-count="2" meta:paragraph-count="41" meta:word-count="400" meta:character-count="2341"/>
  </office:meta>
</office:document-meta>
</file>